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beca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officeooo:rsid="0005beca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2">cylcone1-pv1-sku1-balance-1</text:span></text:p>
      <text:p text:style-name="P7"><text:span text:style-name="T4">--SN: </text:span><text:span text:style-name="T3">73760P1253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4866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4:48:40.305740103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25" meta:non-whitespace-character-count="1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12-11" calcext:value-type="date">
            <text:p>2013-12-1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12-11" calcext:value-type="date">
            <text:p>2013-12-1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12-11" calcext:value-type="date">
            <text:p>2013-12-1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12-11" calcext:value-type="date">
            <text:p>2013-12-1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12-11" calcext:value-type="date">
            <text:p>2013-12-1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12-11" calcext:value-type="date">
            <text:p>2013-12-1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12-11" calcext:value-type="date">
            <text:p>2013-12-1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12-13" calcext:value-type="date">
            <text:p>2013-12-1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12-14" calcext:value-type="date">
            <text:p>2013-12-1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4:46:54.194492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